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rightBlue_7e_LT_7e_Gliederung_20_2">
      <style:text-properties fo:font-size="12pt" style:font-size-asian="12pt" style:font-size-complex="12pt"/>
    </style:style>
    <style:style style:name="P2" style:family="paragraph" style:parent-style-name="BrightBlue_7e_LT_7e_Gliederung_20_2">
      <style:paragraph-properties style:line-height-at-least="0.353cm"/>
      <style:text-properties fo:font-size="12pt" style:font-size-asian="12pt" style:font-size-complex="12pt"/>
    </style:style>
    <style:style style:name="P3" style:family="paragraph" style:parent-style-name="BrightBlue_7e_LT_7e_Gliederung_20_2">
      <style:paragraph-properties fo:margin-top="0cm" fo:margin-bottom="0cm" loext:contextual-spacing="false"/>
      <style:text-properties fo:font-size="12pt" style:font-size-asian="12pt" style:font-size-complex="12pt"/>
    </style:style>
    <style:style style:name="P4" style:family="paragraph" style:parent-style-name="BrightBlue_7e_LT_7e_Gliederung_20_2">
      <style:paragraph-properties fo:margin-top="0cm" fo:margin-bottom="0cm" loext:contextual-spacing="false" style:line-height-at-least="0.353cm"/>
      <style:text-properties fo:font-size="12pt" style:font-size-asian="12pt" style:font-size-complex="12pt"/>
    </style:style>
    <style:style style:name="P5" style:family="paragraph" style:parent-style-name="BrightBlue_7e_LT_7e_Gliederung_20_1">
      <style:text-properties style:font-name="Liberation Serif" fo:font-size="20pt" officeooo:rsid="000f773d" officeooo:paragraph-rsid="000f773d" style:font-size-asian="20pt" style:font-size-complex="20pt"/>
    </style:style>
    <style:style style:name="P6" style:family="paragraph" style:parent-style-name="BrightBlue_7e_LT_7e_Gliederung_20_1">
      <style:text-properties style:font-name="Liberation Serif" fo:font-size="12pt" style:font-size-asian="12pt" style:font-size-complex="12pt"/>
    </style:style>
    <style:style style:name="P7" style:family="paragraph" style:parent-style-name="BrightBlue_7e_LT_7e_Gliederung_20_1">
      <style:text-properties style:font-name="Liberation Serif" fo:font-size="12pt" officeooo:rsid="000f773d" officeooo:paragraph-rsid="000f773d" style:font-size-asian="12pt" style:font-size-complex="12pt"/>
    </style:style>
    <style:style style:name="P8" style:family="paragraph" style:parent-style-name="BrightBlue_7e_LT_7e_Gliederung_20_1">
      <style:text-properties fo:font-size="12pt" style:font-size-asian="12pt" style:font-size-complex="12pt"/>
    </style:style>
    <style:style style:name="P9" style:family="paragraph" style:parent-style-name="BrightBlue_7e_LT_7e_Gliederung_20_1">
      <style:paragraph-properties fo:margin-left="0cm" fo:margin-right="0cm" fo:margin-top="0cm" fo:margin-bottom="0cm" loext:contextual-spacing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0" style:family="paragraph" style:parent-style-name="BrightBlue_7e_LT_7e_Gliederung_20_1">
      <style:paragraph-properties fo:margin-top="0cm" fo:margin-bottom="0.101cm" loext:contextual-spacing="false"/>
      <style:text-properties fo:font-size="12pt" style:font-size-asian="12pt" style:font-size-complex="12pt"/>
    </style:style>
    <style:style style:name="P11" style:family="paragraph" style:parent-style-name="BrightBlue_7e_LT_7e_Gliederung_20_1">
      <style:paragraph-properties fo:margin-top="0cm" fo:margin-bottom="0.199cm" loext:contextual-spacing="false"/>
      <style:text-properties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20pt" officeooo:rsid="000f773d" officeooo:paragraph-rsid="000f773d" style:font-size-asian="20pt" style:font-size-complex="20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26pt" style:font-size-asian="26pt"/>
    </style:style>
    <style:style style:name="T3" style:family="text">
      <style:text-properties style:font-name="Liberation Sans1" fo:font-size="20pt" style:font-size-asian="20pt"/>
    </style:style>
    <style:style style:name="T4" style:family="text">
      <style:text-properties style:font-name="Liberation Sans1" fo:font-size="16pt" style:font-size-asian="16pt"/>
    </style:style>
    <style:style style:name="T5" style:family="text">
      <style:text-properties style:font-name="Liberation Sans1" fo:font-size="14pt" style:font-size-asian="14pt"/>
    </style:style>
    <style:style style:name="T6" style:family="text">
      <style:text-properties fo:font-weight="normal" style:font-weight-asian="normal"/>
    </style:style>
    <style:style style:name="T7" style:family="text">
      <style:text-properties fo:font-size="26pt" style:font-size-asian="26pt"/>
    </style:style>
    <style:style style:name="T8" style:family="text">
      <style:text-properties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’est ce qu’un serveur Web :</text:p>
      <text:p text:style-name="P7">Un ordinateur présentant les outils suivants :</text:p>
      <text:p text:style-name="P6"><text:tab/>- système d’exploitation : machine virtuelle Linux (ubuntu)</text:p>
      <text:p text:style-name="P6">Serveur HTTP : nginx</text:p>
      <text:p text:style-name="P6">Accès à internet : accès en local</text:p>
      <text:p text:style-name="P6">Serveur d’application : php 7.2</text:p>
      <text:p text:style-name="P6">Serveur de base de données : mysql</text:p>
      <text:p text:style-name="P12"/>
      <text:p text:style-name="P12"/>
      <text:p text:style-name="P13">Nginx</text:p>
      <text:p text:style-name="P12"/>
      <text:p text:style-name="P6"><text:span text:style-name="T1">Installation :</text:span></text:p>
      <text:p text:style-name="P8"><text:span text:style-name="T1">sudo apt-get install nginx </text:span></text:p>
      <text:p text:style-name="P9"/>
      <text:p text:style-name="P6"><text:span text:style-name="T1">Configuration : dans etc/nginx, fichier nginx.conf :</text:span></text:p>
      <text:p text:style-name="P10"><text:span text:style-name="T1">→ Définition des répertoires de log :</text:span></text:p>
      <text:p text:style-name="P4"><text:span text:style-name="T1">access_log /var/log/nginx/access.log;</text:span></text:p>
      <text:p text:style-name="P2"><text:span text:style-name="T1">error_log /var/log/nginx/error.log;</text:span></text:p>
      <text:p text:style-name="P11"><text:span text:style-name="T1">→ Définition des répertoires de configuration pour les ‘virtual hosts’</text:span></text:p>
      <text:p text:style-name="P3"><text:span text:style-name="T1">include /etc/nginx/conf.d/*.conf;</text:span></text:p>
      <text:p text:style-name="P1"><text:span text:style-name="T1">include /etc/nginx/sites-enabled/*;</text:span></text:p>
      <text:p text:style-name="P1"><text:span text:style-name="T1">Les fichiers de config pour les virtual hosts sont dans </text:span>/etc/nginx/sites-available/. Ce répertoire à un lien physique sur /etc/nginx/sites-enabled/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43:33.591000000</meta:creation-date>
    <meta:generator>LibreOffice/5.4.3.2$Windows_X86_64 LibreOffice_project/92a7159f7e4af62137622921e809f8546db437e5</meta:generator>
    <dc:date>2018-03-22T11:47:32.448000000</dc:date>
    <meta:editing-duration>PT3M59S</meta:editing-duration>
    <meta:editing-cycles>1</meta:editing-cycles>
    <meta:document-statistic meta:table-count="0" meta:image-count="0" meta:object-count="0" meta:page-count="1" meta:paragraph-count="18" meta:word-count="102" meta:character-count="745" meta:non-whitespace-character-count="659"/>
  </office:meta>
</office:document-meta>
</file>